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9D62059B13DB3495.png" manifest:media-type="image/png"/>
  <manifest:file-entry manifest:full-path="Pictures/1000020100000100000001006A885A03678D1E50.png" manifest:media-type="image/png"/>
  <manifest:file-entry manifest:full-path="Pictures/100002010000010000000100C197D1275E2603D0.png" manifest:media-type="image/png"/>
  <manifest:file-entry manifest:full-path="Pictures/1000020100000100000001006B66C22F753EFBEE.png" manifest:media-type="image/png"/>
  <manifest:file-entry manifest:full-path="Pictures/1000020100000100000001000F98E607B4C4CFCE.png" manifest:media-type="image/png"/>
  <manifest:file-entry manifest:full-path="Pictures/100002010000010000000100E26FBE75599F6F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min-height="0.041cm" fo:min-width="1.2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1.00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fo:min-height="1.513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fill="none" draw:fill-color="#ffffff" fo:min-height="1.48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fill="none" draw:fill-color="#ffffff" fo:min-height="0.7cm" fo:padding-top="0.15cm" fo:padding-bottom="0.15cm" fo:padding-left="0.275cm" fo:padding-right="0.275cm"/>
    </style:style>
    <style:style style:name="gr11" style:family="graphic" style:parent-style-name="standard">
      <style:graphic-properties svg:stroke-width="0.01cm" svg:stroke-color="#000000" draw:marker-start-width="0.14cm" draw:marker-end-width="0.14cm" draw:fill="none" draw:textarea-horizontal-align="justify" draw:textarea-vertical-align="middle" draw:auto-grow-height="false" fo:min-height="0.251cm" fo:min-width="0.056cm" fo:padding-top="0.13cm" fo:padding-bottom="0.13cm" fo:padding-left="0.255cm" fo:padding-right="0.255cm"/>
    </style:style>
    <style:style style:name="gr12" style:family="graphic" style:parent-style-name="standard">
      <style:graphic-properties svg:stroke-width="0.01cm" svg:stroke-color="#000000" draw:marker-start-width="0.14cm" draw:marker-end-width="0.14cm" draw:fill="none" draw:textarea-horizontal-align="justify" draw:textarea-vertical-align="middle" draw:auto-grow-height="false" fo:min-height="0.34cm" fo:min-width="0.21cm" fo:padding-top="0.13cm" fo:padding-bottom="0.13cm" fo:padding-left="0.255cm" fo:padding-right="0.255cm"/>
    </style:style>
    <style:style style:name="gr13" style:family="graphic" style:parent-style-name="standard">
      <style:graphic-properties svg:stroke-width="0.01cm" svg:stroke-color="#000000" draw:marker-start-width="0.14cm" draw:marker-end-width="0.14cm" draw:fill="none" draw:textarea-horizontal-align="justify" draw:textarea-vertical-align="middle" draw:auto-grow-height="false" fo:min-height="0.18cm" fo:min-width="0cm" fo:padding-top="0.13cm" fo:padding-bottom="0.13cm" fo:padding-left="0.255cm" fo:padding-right="0.255cm"/>
    </style:style>
    <style:style style:name="gr14" style:family="graphic" style:parent-style-name="standard">
      <style:graphic-properties svg:stroke-width="0.01cm" svg:stroke-color="#000000" draw:marker-start-width="0.14cm" draw:marker-end-width="0.14cm" draw:fill="none" draw:textarea-horizontal-align="justify" draw:textarea-vertical-align="middle" draw:auto-grow-height="false" fo:min-height="0.036cm" fo:min-width="0cm" fo:padding-top="0.13cm" fo:padding-bottom="0.13cm" fo:padding-left="0.255cm" fo:padding-right="0.255cm"/>
    </style:style>
    <style:style style:name="gr15" style:family="graphic" style:parent-style-name="standard">
      <style:graphic-properties svg:stroke-width="0.01cm" svg:stroke-color="#000000" draw:marker-start-width="0.14cm" draw:marker-end-width="0.14cm" draw:fill="none" draw:textarea-horizontal-align="justify" draw:textarea-vertical-align="middle" draw:auto-grow-height="false" fo:min-height="0.184cm" fo:min-width="0cm" fo:padding-top="0.13cm" fo:padding-bottom="0.13cm" fo:padding-left="0.255cm" fo:padding-right="0.255cm"/>
    </style:style>
    <style:style style:name="gr16" style:family="graphic" style:parent-style-name="standard">
      <style:graphic-properties svg:stroke-width="0.01cm" svg:stroke-color="#000000" draw:marker-start-width="0.14cm" draw:marker-end-width="0.14cm" draw:fill="none" draw:textarea-horizontal-align="justify" draw:textarea-vertical-align="middle" draw:auto-grow-height="false" fo:min-height="0.034cm" fo:min-width="0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000000" draw:marker-start-width="0.14cm" draw:marker-end-width="0.14cm" draw:fill="solid" draw:fill-color="#000000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18" style:family="graphic" style:parent-style-name="standard">
      <style:graphic-properties draw:stroke="none" svg:stroke-width="0.05cm" svg:stroke-color="#000000" draw:fill="none" draw:fill-color="#ffffff" fo:min-height="0.2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MU Serif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style:font-name="CMU Serif"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0.838cm" svg:height="0.838cm" svg:x="10.436cm" svg:y="14.962cm">
          <draw:image xlink:href="Pictures/1000020100000100000001000F98E607B4C4CFCE.png" xlink:type="simple" xlink:show="embed" xlink:actuate="onLoad">
            <text:p/>
          </draw:image>
        </draw:frame>
        <draw:frame draw:style-name="gr1" draw:text-style-name="P1" xml:id="id3" draw:id="id3" draw:layer="layout" svg:width="0.838cm" svg:height="0.838cm" svg:x="11.26cm" svg:y="14.962cm">
          <draw:image xlink:href="Pictures/1000020100000100000001000F98E607B4C4CFCE.png" xlink:type="simple" xlink:show="embed" xlink:actuate="onLoad">
            <text:p/>
          </draw:image>
        </draw:frame>
        <draw:connector draw:style-name="gr2" draw:text-style-name="P1" draw:layer="layout" draw:type="line" svg:x1="10.855cm" svg:y1="14.962cm" svg:x2="11.509cm" svg:y2="13.133cm" draw:start-shape="id1" draw:start-glue-point="0" draw:end-shape="id2" draw:end-glue-point="2" svg:d="M10855 14962l654-1829" svg:viewBox="0 0 655 1830">
          <text:p/>
        </draw:connector>
        <draw:connector draw:style-name="gr2" draw:text-style-name="P1" draw:layer="layout" draw:type="line" svg:x1="11.679cm" svg:y1="14.962cm" svg:x2="11.509cm" svg:y2="13.133cm" draw:start-shape="id3" draw:start-glue-point="0" draw:end-shape="id2" draw:end-glue-point="2" svg:d="M11679 14962l-170-1829" svg:viewBox="0 0 171 1830">
          <text:p/>
        </draw:connector>
        <draw:frame draw:style-name="gr1" draw:text-style-name="P1" xml:id="id4" draw:id="id4" draw:layer="layout" svg:width="0.838cm" svg:height="0.838cm" svg:x="12.14cm" svg:y="14.962cm">
          <draw:image xlink:href="Pictures/1000020100000100000001000F98E607B4C4CFCE.png" xlink:type="simple" xlink:show="embed" xlink:actuate="onLoad">
            <text:p/>
          </draw:image>
        </draw:frame>
        <draw:g xml:id="id5" draw:id="id5">
          <draw:custom-shape draw:style-name="gr3" draw:text-style-name="P2" draw:layer="layout" svg:width="1.862cm" svg:height="0.433cm" svg:x="12.799cm" svg:y="1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0.172cm" svg:height="0.174cm" svg:x="13.016cm" svg:y="12.8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73cm" svg:height="0.174cm" svg:x="13.482cm" svg:y="12.8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74cm" svg:height="0.174cm" svg:x="13.88cm" svg:y="12.8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74cm" svg:height="0.174cm" svg:x="14.313cm" svg:y="12.8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xml:id="id6" draw:id="id6" draw:layer="layout" svg:width="0.838cm" svg:height="0.838cm" svg:x="13.257cm" svg:y="14.962cm">
          <draw:image xlink:href="Pictures/1000020100000100000001000F98E607B4C4CFCE.png" xlink:type="simple" xlink:show="embed" xlink:actuate="onLoad">
            <text:p/>
          </draw:image>
        </draw:frame>
        <draw:frame draw:style-name="gr1" draw:text-style-name="P1" xml:id="id7" draw:id="id7" draw:layer="layout" svg:width="0.838cm" svg:height="0.838cm" svg:x="14.281cm" svg:y="14.962cm">
          <draw:image xlink:href="Pictures/1000020100000100000001000F98E607B4C4CFCE.png" xlink:type="simple" xlink:show="embed" xlink:actuate="onLoad">
            <text:p/>
          </draw:image>
        </draw:frame>
        <draw:connector draw:style-name="gr5" draw:text-style-name="P1" draw:layer="layout" draw:type="line" svg:x1="12.559cm" svg:y1="14.962cm" svg:x2="13.73cm" svg:y2="13.133cm" draw:start-shape="id4" draw:end-shape="id5" draw:end-glue-point="2" svg:d="M12559 14962l1171-1829" svg:viewBox="0 0 1172 1830">
          <text:p/>
        </draw:connector>
        <draw:connector draw:style-name="gr2" draw:text-style-name="P1" draw:layer="layout" draw:type="line" svg:x1="13.676cm" svg:y1="14.962cm" svg:x2="13.73cm" svg:y2="13.133cm" draw:start-shape="id6" draw:start-glue-point="0" draw:end-shape="id5" draw:end-glue-point="2" svg:d="M13676 14962l54-1829" svg:viewBox="0 0 55 1830">
          <text:p/>
        </draw:connector>
        <draw:connector draw:style-name="gr2" draw:text-style-name="P1" draw:layer="layout" draw:type="line" svg:x1="14.7cm" svg:y1="14.962cm" svg:x2="13.73cm" svg:y2="13.133cm" draw:start-shape="id7" draw:start-glue-point="0" draw:end-shape="id5" draw:end-glue-point="2" svg:d="M14700 14962l-970-1829" svg:viewBox="0 0 971 1830">
          <text:p/>
        </draw:connector>
        <draw:g xml:id="id14" draw:id="id14">
          <draw:frame draw:style-name="gr1" draw:text-style-name="P1" xml:id="id8" draw:id="id8" draw:layer="layout" svg:width="0.838cm" svg:height="0.838cm" svg:x="16.919cm" svg:y="14.862cm">
            <draw:image xlink:href="Pictures/1000020100000100000001000F98E607B4C4CFCE.png" xlink:type="simple" xlink:show="embed" xlink:actuate="onLoad">
              <text:p/>
            </draw:image>
          </draw:frame>
          <draw:g xml:id="id9" draw:id="id9">
            <draw:custom-shape draw:style-name="gr3" draw:text-style-name="P2" draw:layer="layout" svg:width="1.862cm" svg:height="0.433cm" svg:x="16.678cm" svg:y="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0.172cm" svg:height="0.174cm" svg:x="16.895cm" svg:y="13.1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173cm" svg:height="0.174cm" svg:x="17.361cm" svg:y="13.1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174cm" svg:height="0.174cm" svg:x="17.759cm" svg:y="13.1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174cm" svg:height="0.174cm" svg:x="18.192cm" svg:y="13.1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xml:id="id10" draw:id="id10" draw:layer="layout" svg:width="0.838cm" svg:height="0.838cm" svg:x="17.86cm" svg:y="14.862cm">
            <draw:image xlink:href="Pictures/1000020100000100000001000F98E607B4C4CFCE.png" xlink:type="simple" xlink:show="embed" xlink:actuate="onLoad">
              <text:p/>
            </draw:image>
          </draw:frame>
          <draw:connector draw:style-name="gr5" draw:text-style-name="P1" draw:layer="layout" draw:type="line" svg:x1="17.338cm" svg:y1="14.862cm" svg:x2="17.609cm" svg:y2="13.433cm" draw:start-shape="id8" draw:end-shape="id9" draw:end-glue-point="2" svg:d="M17338 14862l271-1429" svg:viewBox="0 0 272 1430">
            <text:p/>
          </draw:connector>
          <draw:connector draw:style-name="gr2" draw:text-style-name="P1" draw:layer="layout" draw:type="line" svg:x1="18.279cm" svg:y1="14.862cm" svg:x2="17.609cm" svg:y2="13.433cm" draw:start-shape="id10" draw:start-glue-point="0" draw:end-shape="id9" draw:end-glue-point="2" svg:d="M18279 14862l-670-1429" svg:viewBox="0 0 671 1430">
            <text:p/>
          </draw:connector>
        </draw:g>
        <draw:g xml:id="id16" draw:id="id16">
          <draw:frame draw:style-name="gr1" draw:text-style-name="P1" xml:id="id11" draw:id="id11" draw:layer="layout" svg:width="0.838cm" svg:height="0.838cm" svg:x="18.82cm" svg:y="14.937cm">
            <draw:image xlink:href="Pictures/1000020100000100000001000F98E607B4C4CFCE.png" xlink:type="simple" xlink:show="embed" xlink:actuate="onLoad">
              <text:p/>
            </draw:image>
          </draw:frame>
          <draw:g xml:id="id12" draw:id="id12">
            <draw:custom-shape draw:style-name="gr3" draw:text-style-name="P2" draw:layer="layout" svg:width="1.862cm" svg:height="0.433cm" svg:x="18.779cm" svg:y="13.07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0.172cm" svg:height="0.174cm" svg:x="18.996cm" svg:y="13.20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173cm" svg:height="0.174cm" svg:x="19.462cm" svg:y="13.20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174cm" svg:height="0.174cm" svg:x="19.86cm" svg:y="13.20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174cm" svg:height="0.174cm" svg:x="20.293cm" svg:y="13.20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xml:id="id13" draw:id="id13" draw:layer="layout" svg:width="0.838cm" svg:height="0.838cm" svg:x="19.861cm" svg:y="14.937cm">
            <draw:image xlink:href="Pictures/1000020100000100000001000F98E607B4C4CFCE.png" xlink:type="simple" xlink:show="embed" xlink:actuate="onLoad">
              <text:p/>
            </draw:image>
          </draw:frame>
          <draw:connector draw:style-name="gr5" draw:text-style-name="P1" draw:layer="layout" draw:type="line" svg:x1="19.239cm" svg:y1="14.937cm" svg:x2="19.71cm" svg:y2="13.508cm" draw:start-shape="id11" draw:end-shape="id12" draw:end-glue-point="2" svg:d="M19239 14937l471-1429" svg:viewBox="0 0 472 1430">
            <text:p/>
          </draw:connector>
          <draw:connector draw:style-name="gr2" draw:text-style-name="P1" draw:layer="layout" draw:type="line" svg:x1="20.28cm" svg:y1="14.937cm" svg:x2="19.71cm" svg:y2="13.508cm" draw:start-shape="id13" draw:start-glue-point="0" draw:end-shape="id12" draw:end-glue-point="2" svg:d="M20280 14937l-570-1429" svg:viewBox="0 0 571 1430">
            <text:p/>
          </draw:connector>
        </draw:g>
        <draw:connector draw:style-name="gr2" draw:text-style-name="P1" draw:layer="layout" draw:type="line" svg:x1="17.688cm" svg:y1="13cm" svg:x2="18.69cm" svg:y2="10.419cm" draw:start-shape="id14" draw:start-glue-point="0" draw:end-shape="id15" draw:end-glue-point="2" svg:d="M17688 13000l1002-2581" svg:viewBox="0 0 1003 2582">
          <text:p/>
        </draw:connector>
        <draw:connector draw:style-name="gr2" draw:text-style-name="P1" draw:layer="layout" draw:type="line" svg:x1="19.739cm" svg:y1="13.075cm" svg:x2="18.69cm" svg:y2="10.419cm" draw:start-shape="id16" draw:start-glue-point="0" draw:end-shape="id15" draw:end-glue-point="2" svg:d="M19739 13075l-1049-2656" svg:viewBox="0 0 1050 2657">
          <text:p/>
        </draw:connector>
        <draw:connector draw:style-name="gr2" draw:text-style-name="P1" draw:layer="layout" draw:type="line" svg:x1="11.509cm" svg:y1="12.7cm" svg:x2="12.409cm" svg:y2="10.419cm" draw:start-shape="id2" draw:start-glue-point="0" draw:end-shape="id17" svg:d="M11509 12700l900-2281" svg:viewBox="0 0 901 2282">
          <text:p/>
        </draw:connector>
        <draw:connector draw:style-name="gr2" draw:text-style-name="P1" draw:layer="layout" draw:type="line" svg:x1="13.73cm" svg:y1="12.7cm" svg:x2="12.409cm" svg:y2="10.419cm" draw:start-shape="id5" draw:start-glue-point="0" draw:end-shape="id17" draw:end-glue-point="2" svg:d="M13730 12700l-1321-2281" svg:viewBox="0 0 1322 2282">
          <text:p/>
        </draw:connector>
        <draw:connector draw:style-name="gr2" draw:text-style-name="P1" draw:layer="layout" draw:type="line" svg:x1="12.409cm" svg:y1="9cm" svg:x2="15.331cm" svg:y2="7.537cm" draw:start-shape="id17" draw:start-glue-point="0" draw:end-shape="id18" draw:end-glue-point="2" svg:d="M12409 9000l2922-1463" svg:viewBox="0 0 2923 1464">
          <text:p/>
        </draw:connector>
        <draw:connector draw:style-name="gr2" draw:text-style-name="P1" draw:layer="layout" draw:type="line" svg:x1="18.69cm" svg:y1="9cm" svg:x2="15.331cm" svg:y2="7.537cm" draw:start-shape="id15" draw:start-glue-point="0" draw:end-shape="id18" draw:end-glue-point="2" svg:d="M18690 9000l-3359-1463" svg:viewBox="0 0 3360 1464">
          <text:p/>
        </draw:connector>
        <draw:connector draw:style-name="gr6" draw:text-style-name="P1" draw:layer="layout" draw:type="line" svg:x1="9.592cm" svg:y1="13.4cm" svg:x2="10.578cm" svg:y2="12.916cm" draw:start-shape="id19" draw:start-glue-point="0" draw:end-shape="id2" draw:end-glue-point="3" svg:d="M9592 13400l986-484" svg:viewBox="0 0 987 485">
          <text:p/>
        </draw:connector>
        <draw:g>
          <draw:frame draw:style-name="gr1" draw:text-style-name="P1" draw:layer="layout" svg:width="1.7cm" svg:height="1.7cm" svg:x="11.419cm" svg:y="5.8cm">
            <draw:image xlink:href="Pictures/100002010000010000000100E26FBE75599F6FFB.png" xlink:type="simple" xlink:show="embed" xlink:actuate="onLoad">
              <text:p/>
            </draw:image>
          </draw:frame>
          <draw:frame draw:style-name="gr7" draw:text-style-name="P5" draw:layer="layout" svg:width="2.7cm" svg:height="1.309cm" svg:x="9.019cm" svg:y="6.1cm">
            <draw:text-box>
              <text:p text:style-name="P4"><text:span text:style-name="T1">Control center</text:span></text:p>
            </draw:text-box>
          </draw:frame>
        </draw:g>
        <draw:frame draw:style-name="gr1" draw:text-style-name="P1" xml:id="id17" draw:id="id17" draw:layer="layout" svg:width="1.419cm" svg:height="1.419cm" svg:x="11.7cm" svg:y="9cm">
          <draw:image xlink:href="Pictures/100002010000010000000100C197D1275E2603D0.png" xlink:type="simple" xlink:show="embed" xlink:actuate="onLoad">
            <text:p/>
          </draw:image>
        </draw:frame>
        <draw:frame draw:style-name="gr8" draw:text-style-name="P5" draw:layer="layout" svg:width="2.7cm" svg:height="1.813cm" svg:x="8.9cm" svg:y="9.207cm">
          <draw:text-box>
            <text:p text:style-name="P4"><text:span text:style-name="T1">Factory</text:span></text:p>
            <text:p text:style-name="P4"><text:span text:style-name="T1">floor</text:span></text:p>
            <text:p text:style-name="P4"><text:span text:style-name="T1">gateway</text:span></text:p>
          </draw:text-box>
        </draw:frame>
        <draw:frame draw:style-name="gr1" draw:text-style-name="P1" xml:id="id18" draw:id="id18" draw:layer="layout" svg:width="2.537cm" svg:height="2.537cm" svg:x="14.063cm" svg:y="5cm">
          <draw:image xlink:href="Pictures/1000020100000100000001006B66C22F753EFBEE.png" xlink:type="simple" xlink:show="embed" xlink:actuate="onLoad">
            <text:p/>
          </draw:image>
        </draw:frame>
        <draw:frame draw:style-name="gr9" draw:text-style-name="P6" draw:layer="layout" svg:width="3.1cm" svg:height="1.789cm" svg:x="16.1cm" svg:y="6.211cm">
          <draw:text-box>
            <text:p text:style-name="P4"><text:span text:style-name="T1">Factory</text:span></text:p>
            <text:p text:style-name="P4"><text:span text:style-name="T1">datacenter</text:span></text:p>
          </draw:text-box>
        </draw:frame>
        <draw:g xml:id="id2" draw:id="id2">
          <draw:custom-shape draw:style-name="gr3" draw:text-style-name="P2" draw:layer="layout" svg:width="1.862cm" svg:height="0.433cm" svg:x="10.578cm" svg:y="1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0.172cm" svg:height="0.174cm" svg:x="10.795cm" svg:y="12.8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73cm" svg:height="0.174cm" svg:x="11.261cm" svg:y="12.8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74cm" svg:height="0.174cm" svg:x="11.659cm" svg:y="12.8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74cm" svg:height="0.174cm" svg:x="12.092cm" svg:y="12.8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5" draw:layer="layout" svg:width="2.7cm" svg:height="1.309cm" svg:x="14.3cm" svg:y="12.5cm">
          <draw:text-box>
            <text:p text:style-name="P4"><text:span text:style-name="T1">Smart conveyors</text:span></text:p>
          </draw:text-box>
        </draw:frame>
        <draw:frame draw:style-name="gr10" draw:text-style-name="P5" draw:layer="layout" svg:width="2.7cm" svg:height="1cm" svg:x="14.6cm" svg:y="15.1cm">
          <draw:text-box>
            <text:p text:style-name="P4"><text:span text:style-name="T1">Machines</text:span></text:p>
          </draw:text-box>
        </draw:frame>
        <draw:frame draw:style-name="gr1" draw:text-style-name="P1" xml:id="id19" draw:id="id19" draw:layer="layout" svg:width="1.415cm" svg:height="1.415cm" svg:x="8.885cm" svg:y="13.4cm">
          <draw:image xlink:href="Pictures/1000020100000100000001009D62059B13DB3495.png" xlink:type="simple" xlink:show="embed" xlink:actuate="onLoad">
            <text:p/>
          </draw:image>
        </draw:frame>
        <draw:frame draw:style-name="gr7" draw:text-style-name="P5" draw:layer="layout" svg:width="2.7cm" svg:height="1.309cm" svg:x="8.2cm" svg:y="14.591cm">
          <draw:text-box>
            <text:p text:style-name="P4"><text:span text:style-name="T1">Worker</text:span></text:p>
            <text:p text:style-name="P4"><text:span text:style-name="T1">wearable</text:span></text:p>
          </draw:text-box>
        </draw:frame>
        <draw:g>
          <draw:custom-shape draw:style-name="gr11" draw:text-style-name="P1" draw:layer="layout" svg:width="0.8cm" svg:height="0.721cm" svg:x="16.1cm" svg:y="10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0.72cm" svg:height="0.6cm" svg:x="16.141cm" svg:y="10.52cm">
              <text:p/>
              <draw:enhanced-geometry svg:viewBox="0 0 21600 21600" draw:mirror-horizontal="false" draw:mirror-vertical="false" draw:type="block-arc" draw:modifiers="-145.87475036037 9221.59630508388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1" draw:layer="layout" svg:width="0.48cm" svg:height="0.44cm" svg:x="16.261cm" svg:y="10.599cm">
              <text:p/>
              <draw:enhanced-geometry svg:viewBox="0 0 21600 21600" draw:mirror-horizontal="false" draw:mirror-vertical="false" draw:type="block-arc" draw:modifiers="-147.726528366757 8862.75263455621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1" draw:layer="layout" svg:width="0.32cm" svg:height="0.296cm" svg:x="16.34cm" svg:y="10.679cm">
              <text:p/>
              <draw:enhanced-geometry svg:viewBox="0 0 21600 21600" draw:mirror-horizontal="false" draw:mirror-vertical="false" draw:type="block-arc" draw:modifiers="-147.726528366757 8862.75263455621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2" draw:text-style-name="P1" draw:layer="layout" svg:width="0.72cm" svg:height="0.6cm" draw:transform="skewX (-0.00331612557878923) rotate (-3.13269147440462) translate (16.867cm 11.154cm)">
              <text:p/>
              <draw:enhanced-geometry svg:viewBox="0 0 21600 21600" draw:mirror-horizontal="false" draw:mirror-vertical="false" draw:type="block-arc" draw:modifiers="-145.87475036037 9221.59630508388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5" draw:text-style-name="P1" draw:layer="layout" svg:width="0.48cm" svg:height="0.444cm" draw:transform="skewX (-0.00907571211037051) rotate (-3.13269147440462) translate (16.747cm 11.076cm)">
              <text:p/>
              <draw:enhanced-geometry svg:viewBox="0 0 21600 21600" draw:mirror-horizontal="false" draw:mirror-vertical="false" draw:type="block-arc" draw:modifiers="-147.726528366757 8862.75263455621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6" draw:text-style-name="P1" draw:layer="layout" svg:width="0.325cm" svg:height="0.294cm" draw:transform="rotate (-3.13269147440462) translate (16.668cm 10.994cm)">
              <text:p/>
              <draw:enhanced-geometry svg:viewBox="0 0 21600 21600" draw:mirror-horizontal="false" draw:mirror-vertical="false" draw:type="block-arc" draw:modifiers="-147.726528366757 8862.75263455621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custom-shape draw:style-name="gr17" draw:text-style-name="P7" draw:layer="layout" svg:width="0.079cm" svg:height="0.081cm" svg:x="16.461cm" svg:y="10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0.9cm" svg:height="0.9cm" svg:x="13.9cm" svg:y="10.4cm">
          <draw:image xlink:href="Pictures/1000020100000100000001006A885A03678D1E50.png" xlink:type="simple" xlink:show="embed" xlink:actuate="onLoad">
            <text:p/>
          </draw:image>
        </draw:frame>
        <draw:frame draw:style-name="gr7" draw:text-style-name="P8" draw:layer="layout" svg:width="3.3cm" svg:height="1.309cm" svg:x="12.7cm" svg:y="11.1cm">
          <draw:text-box>
            <text:p text:style-name="P4"><text:span text:style-name="T2">Temperature</text:span></text:p>
            <text:p text:style-name="P4"><text:span text:style-name="T2">sensor</text:span></text:p>
          </draw:text-box>
        </draw:frame>
        <draw:frame draw:style-name="gr7" draw:text-style-name="P8" draw:layer="layout" svg:width="3.3cm" svg:height="1.309cm" svg:x="15cm" svg:y="11.151cm">
          <draw:text-box>
            <text:p text:style-name="P4"><text:span text:style-name="T2">Particle</text:span></text:p>
            <text:p text:style-name="P4"><text:span text:style-name="T2">sensor</text:span></text:p>
          </draw:text-box>
        </draw:frame>
        <draw:g>
          <draw:custom-shape draw:style-name="gr11" draw:text-style-name="P1" draw:layer="layout" svg:width="0.8cm" svg:height="0.721cm" svg:x="12.801cm" svg:y="10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0.72cm" svg:height="0.6cm" svg:x="12.842cm" svg:y="10.52cm">
              <text:p/>
              <draw:enhanced-geometry svg:viewBox="0 0 21600 21600" draw:mirror-horizontal="false" draw:mirror-vertical="false" draw:type="block-arc" draw:modifiers="-145.87475036037 9221.59630508388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3" draw:text-style-name="P1" draw:layer="layout" svg:width="0.48cm" svg:height="0.44cm" svg:x="12.962cm" svg:y="10.599cm">
              <text:p/>
              <draw:enhanced-geometry svg:viewBox="0 0 21600 21600" draw:mirror-horizontal="false" draw:mirror-vertical="false" draw:type="block-arc" draw:modifiers="-147.726528366757 8862.75263455621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" draw:text-style-name="P1" draw:layer="layout" svg:width="0.32cm" svg:height="0.296cm" svg:x="13.041cm" svg:y="10.679cm">
              <text:p/>
              <draw:enhanced-geometry svg:viewBox="0 0 21600 21600" draw:mirror-horizontal="false" draw:mirror-vertical="false" draw:type="block-arc" draw:modifiers="-147.726528366757 8862.75263455621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2" draw:text-style-name="P1" draw:layer="layout" svg:width="0.72cm" svg:height="0.6cm" draw:transform="skewX (-0.00331612557878923) rotate (-3.13269147440462) translate (13.568cm 11.154cm)">
              <text:p/>
              <draw:enhanced-geometry svg:viewBox="0 0 21600 21600" draw:mirror-horizontal="false" draw:mirror-vertical="false" draw:type="block-arc" draw:modifiers="-145.87475036037 9221.59630508388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5" draw:text-style-name="P1" draw:layer="layout" svg:width="0.48cm" svg:height="0.444cm" draw:transform="skewX (-0.00907571211037051) rotate (-3.13269147440462) translate (13.448cm 11.076cm)">
              <text:p/>
              <draw:enhanced-geometry svg:viewBox="0 0 21600 21600" draw:mirror-horizontal="false" draw:mirror-vertical="false" draw:type="block-arc" draw:modifiers="-147.726528366757 8862.75263455621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6" draw:text-style-name="P1" draw:layer="layout" svg:width="0.325cm" svg:height="0.294cm" draw:transform="rotate (-3.13269147440462) translate (13.369cm 10.994cm)">
              <text:p/>
              <draw:enhanced-geometry svg:viewBox="0 0 21600 21600" draw:mirror-horizontal="false" draw:mirror-vertical="false" draw:type="block-arc" draw:modifiers="-147.726528366757 8862.75263455621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custom-shape draw:style-name="gr17" draw:text-style-name="P7" draw:layer="layout" svg:width="0.079cm" svg:height="0.081cm" svg:x="13.162cm" svg:y="10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0.9cm" svg:height="0.9cm" svg:x="17.1cm" svg:y="10.4cm">
          <draw:image xlink:href="Pictures/1000020100000100000001006A885A03678D1E50.png" xlink:type="simple" xlink:show="embed" xlink:actuate="onLoad">
            <text:p/>
          </draw:image>
        </draw:frame>
        <draw:frame draw:style-name="gr1" draw:text-style-name="P1" xml:id="id20" draw:id="id20" draw:layer="layout" svg:width="1.489cm" svg:height="1.415cm" svg:x="10.311cm" svg:y="10.9cm">
          <draw:image xlink:href="Pictures/1000020100000100000001009D62059B13DB3495.png" xlink:type="simple" xlink:show="embed" xlink:actuate="onLoad">
            <text:p/>
          </draw:image>
        </draw:frame>
        <draw:frame draw:style-name="gr18" draw:text-style-name="P5" draw:layer="layout" svg:width="2.842cm" svg:height="1.309cm" svg:x="8cm" svg:y="11cm">
          <draw:text-box>
            <text:p text:style-name="P4"><text:span text:style-name="T1">Supervisor</text:span></text:p>
            <text:p text:style-name="P4"><text:span text:style-name="T1">wearable</text:span></text:p>
          </draw:text-box>
        </draw:frame>
        <draw:connector draw:style-name="gr6" draw:text-style-name="P1" draw:layer="layout" draw:type="line" svg:x1="11.055cm" svg:y1="10.9cm" svg:x2="12.409cm" svg:y2="10.419cm" draw:start-shape="id20" draw:start-glue-point="0" draw:end-shape="id17" draw:end-glue-point="2" svg:d="M11055 10900l1354-481" svg:viewBox="0 0 1355 482">
          <text:p/>
        </draw:connector>
        <draw:frame draw:style-name="gr1" draw:text-style-name="P1" xml:id="id15" draw:id="id15" draw:layer="layout" svg:width="1.419cm" svg:height="1.419cm" svg:x="17.981cm" svg:y="9cm">
          <draw:image xlink:href="Pictures/100002010000010000000100C197D1275E2603D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Seydoux</meta:initial-creator>
    <meta:creation-date>2018-06-22T16:11:03.697604552</meta:creation-date>
    <dc:date>2018-12-03T14:19:00.668099852</dc:date>
    <meta:editing-duration>PT1H4M22S</meta:editing-duration>
    <meta:editing-cycles>10</meta:editing-cycles>
    <meta:generator>LibreOffice/6.0.6.2$Linux_X86_64 LibreOffice_project/00m0$Build-2</meta:generator>
    <meta:document-statistic meta:object-count="92"/>
  </office:meta>
</office:document-meta>
</file>